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Стили_20_стрелок_20_1" draw:marker-end-width="0.3cm" draw:fill="none" draw:textarea-vertical-align="middle"/>
    </style:style>
    <style:style style:name="gr2" style:family="graphic" style:parent-style-name="objectwithoutfill">
      <style:graphic-properties svg:stroke-color="#000000" draw:marker-end="Стили_20_стрелок_20_2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color="#000000" draw:fill-color="#999999" draw:textarea-horizontal-align="justify" draw:textarea-vertical-align="middle" draw:auto-grow-height="false" fo:min-height="0.75cm" fo:min-width="5.501cm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/>
    </style:style>
    <style:style style:name="gr7" style:family="graphic" style:parent-style-name="standard">
      <style:graphic-properties svg:stroke-color="#000000" draw:fill="none" draw:textarea-vertical-align="middle" draw:auto-grow-height="false" fo:min-height="0.698cm" fo:min-width="0cm" fo:wrap-option="wrap"/>
    </style:style>
    <style:style style:name="gr8" style:family="graphic" style:parent-style-name="standard">
      <style:graphic-properties svg:stroke-color="#000000" draw:fill="none" draw:textarea-vertical-align="middle" draw:auto-grow-height="false" fo:min-height="5.441cm" fo:min-width="0cm" fo:wrap-option="wrap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458cm" fo:min-width="0.208cm"/>
    </style:style>
    <style:style style:name="gr10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draw:stroke="solid" svg:stroke-color="#000000" draw:marker-end="Стили_20_стрелок_20_5" draw:fill="none" draw:textarea-vertical-align="middle"/>
    </style:style>
    <style:style style:name="gr12" style:family="graphic" style:parent-style-name="standard">
      <style:graphic-properties svg:stroke-color="#000000" draw:fill="none" draw:textarea-vertical-align="middle" draw:auto-grow-height="false" fo:min-height="1.216cm" fo:min-width="0cm" fo:wrap-option="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5" style:family="graphic" style:parent-style-name="standard">
      <style:graphic-properties svg:stroke-color="#000000" draw:fill="none" draw:textarea-vertical-align="middle" draw:auto-grow-height="false" fo:min-height="5.216cm" fo:min-width="0cm" fo:wrap-option="wrap"/>
    </style:style>
    <style:style style:name="gr16" style:family="graphic" style:parent-style-name="standard">
      <style:graphic-properties svg:stroke-color="#000000" draw:fill="none" draw:textarea-vertical-align="middle" draw:auto-grow-height="false" fo:min-height="5.439cm" fo:min-width="0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7cm" svg:y1="1.7cm" svg:x2="8.7cm" svg:y2="1.7cm">
          <text:p/>
        </draw:line>
        <draw:line draw:style-name="gr2" draw:text-style-name="P1" draw:layer="layout" svg:x1="1.7cm" svg:y1="1.7cm" svg:x2="1.7cm" svg:y2="7.7cm">
          <text:p/>
        </draw:line>
        <draw:frame draw:style-name="gr3" draw:text-style-name="P3" draw:layer="layout" svg:width="0.786cm" svg:height="0.725cm" svg:x="8.525cm" svg:y="0.988cm">
          <draw:text-box>
            <text:p text:style-name="P2"><text:span text:style-name="T1">X</text:span></text:p>
          </draw:text-box>
        </draw:frame>
        <draw:frame draw:style-name="gr3" draw:text-style-name="P3" draw:layer="layout" svg:width="0.786cm" svg:height="0.725cm" svg:x="0.95cm" svg:y="7.475cm">
          <draw:text-box>
            <text:p text:style-name="P2"><text:span text:style-name="T1">Y</text:span></text:p>
          </draw:text-box>
        </draw:frame>
        <draw:g>
          <draw:g>
            <draw:g>
              <draw:custom-shape draw:style-name="gr4" draw:text-style-name="P4" draw:layer="layout" svg:width="6.001cm" svg:height="1cm" draw:transform="rotate (-0.261799387799149) translate (2.892cm 2.41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5" draw:text-style-name="P1" draw:layer="layout" svg:x1="2.763cm" svg:y1="2.9cm" svg:x2="8.559cm" svg:y2="4.453cm">
                <text:p/>
              </draw:line>
            </draw:g>
            <draw:custom-shape draw:style-name="gr6" draw:text-style-name="P5" draw:layer="layout" svg:width="0.25cm" svg:height="0.25cm" draw:transform="rotate (-0.261799387799149) translate (8.472cm 4.2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layout" svg:width="0.25cm" svg:height="0.25cm" draw:transform="rotate (-0.261799387799149) translate (2.676cm 2.73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7" draw:text-style-name="P1" draw:layer="layout" svg:width="0.25cm" svg:height="1cm" draw:transform="rotate (2.87979326579064) translate (8.801cm 5.036cm)">
            <text:p/>
  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8" draw:text-style-name="P1" draw:layer="layout" svg:width="0.5cm" svg:height="6.003cm" draw:transform="rotate (1.30899693899575) translate (2.476cm 3.977cm)">
            <text:p/>
  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frame draw:style-name="gr3" draw:text-style-name="P3" draw:layer="layout" svg:width="1.328cm" svg:height="0.725cm" svg:x="1.622cm" svg:y="2.175cm">
          <draw:text-box>
            <text:p text:style-name="P2"><text:span text:style-name="T1">start</text:span></text:p>
          </draw:text-box>
        </draw:frame>
        <draw:frame draw:style-name="gr3" draw:text-style-name="P3" draw:layer="layout" svg:width="1.069cm" svg:height="0.725cm" svg:x="4.912cm" svg:y="4.609cm">
          <draw:text-box>
            <text:p><text:span text:style-name="T1">len</text:span></text:p>
          </draw:text-box>
        </draw:frame>
        <draw:frame draw:style-name="gr3" draw:text-style-name="P3" draw:layer="layout" svg:width="1.493cm" svg:height="0.725cm" svg:x="8.707cm" svg:y="4.225cm">
          <draw:text-box>
            <text:p><text:span text:style-name="T1">width</text:span></text:p>
          </draw:text-box>
        </draw:frame>
        <draw:frame draw:style-name="gr3" draw:text-style-name="P3" draw:layer="layout" svg:width="1.213cm" svg:height="0.725cm" svg:x="7.412cm" svg:y="3.963cm">
          <draw:text-box>
            <text:p><text:span text:style-name="T1">end</text:span></text:p>
          </draw:text-box>
        </draw:frame>
        <draw:line draw:style-name="gr1" draw:text-style-name="P1" draw:layer="layout" svg:x1="10.8cm" svg:y1="1.7cm" svg:x2="17.8cm" svg:y2="1.7cm">
          <text:p/>
        </draw:line>
        <draw:line draw:style-name="gr2" draw:text-style-name="P1" draw:layer="layout" svg:x1="10.8cm" svg:y1="1.7cm" svg:x2="10.8cm" svg:y2="7.7cm">
          <text:p/>
        </draw:line>
        <draw:frame draw:style-name="gr3" draw:text-style-name="P3" draw:layer="layout" svg:width="0.786cm" svg:height="0.725cm" svg:x="17.625cm" svg:y="0.988cm">
          <draw:text-box>
            <text:p text:style-name="P2"><text:span text:style-name="T1">X</text:span></text:p>
          </draw:text-box>
        </draw:frame>
        <draw:frame draw:style-name="gr3" draw:text-style-name="P3" draw:layer="layout" svg:width="0.786cm" svg:height="0.725cm" svg:x="10.05cm" svg:y="7.475cm">
          <draw:text-box>
            <text:p text:style-name="P2"><text:span text:style-name="T1">Y</text:span></text:p>
          </draw:text-box>
        </draw:frame>
        <draw:custom-shape draw:style-name="gr4" draw:text-style-name="P4" draw:layer="layout" svg:width="6.001cm" svg:height="1cm" draw:transform="rotate (-0.261799387799149) translate (11.992cm 2.4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2.023cm" svg:y1="2.417cm" svg:x2="17.53cm" svg:y2="4.936cm">
          <text:p/>
        </draw:line>
        <draw:frame draw:style-name="gr3" draw:text-style-name="P3" draw:layer="layout" svg:width="1.023cm" svg:height="0.725cm" svg:x="10.922cm" svg:y="3.5cm">
          <draw:text-box>
            <text:p text:style-name="P2"><text:span text:style-name="T1">V1</text:span></text:p>
          </draw:text-box>
        </draw:frame>
        <draw:frame draw:style-name="gr3" draw:text-style-name="P3" draw:layer="layout" svg:width="1.023cm" svg:height="0.725cm" svg:x="11cm" svg:y="1.775cm">
          <draw:text-box>
            <text:p text:style-name="P2"><text:span text:style-name="T1">V0</text:span></text:p>
          </draw:text-box>
        </draw:frame>
        <draw:frame draw:style-name="gr3" draw:text-style-name="P3" draw:layer="layout" svg:width="1.023cm" svg:height="0.725cm" svg:x="17.977cm" svg:y="3.275cm">
          <draw:text-box>
            <text:p text:style-name="P2"><text:span text:style-name="T1">V3</text:span></text:p>
          </draw:text-box>
        </draw:frame>
        <draw:frame draw:style-name="gr3" draw:text-style-name="P3" draw:layer="layout" svg:width="1.023cm" svg:height="0.725cm" svg:x="17.477cm" svg:y="5.25cm">
          <draw:text-box>
            <text:p text:style-name="P2"><text:span text:style-name="T1">V2</text:span></text:p>
          </draw:text-box>
        </draw:frame>
        <draw:g>
          <draw:g>
            <draw:custom-shape draw:style-name="gr4" draw:text-style-name="P4" draw:layer="layout" svg:width="6.001cm" svg:height="1cm" svg:x="2.661cm" svg:y="10.5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2.661cm" svg:y1="11.077cm" svg:x2="8.662cm" svg:y2="11.077cm">
              <text:p/>
            </draw:line>
          </draw:g>
          <draw:custom-shape draw:style-name="gr6" draw:text-style-name="P5" draw:layer="layout" svg:width="0.25cm" svg:height="0.25cm" svg:x="8.534cm" svg:y="10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25cm" svg:height="0.25cm" svg:x="2.534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3" draw:layer="layout" svg:width="1.328cm" svg:height="0.725cm" svg:x="1.352cm" svg:y="10.682cm">
          <draw:text-box>
            <text:p text:style-name="P2"><text:span text:style-name="T1">start</text:span></text:p>
          </draw:text-box>
        </draw:frame>
        <draw:frame draw:style-name="gr3" draw:text-style-name="P3" draw:layer="layout" svg:width="1.213cm" svg:height="0.725cm" svg:x="8.627cm" svg:y="10.678cm">
          <draw:text-box>
            <text:p><text:span text:style-name="T1">end</text:span></text:p>
          </draw:text-box>
        </draw:frame>
        <draw:frame draw:style-name="gr3" draw:text-style-name="P3" draw:layer="layout" svg:width="1.023cm" svg:height="0.725cm" svg:x="2.148cm" svg:y="9.911cm">
          <draw:text-box>
            <text:p text:style-name="P2"><text:span text:style-name="T1">V0</text:span></text:p>
          </draw:text-box>
        </draw:frame>
        <draw:frame draw:style-name="gr3" draw:text-style-name="P3" draw:layer="layout" svg:width="1.023cm" svg:height="0.725cm" svg:x="2.131cm" svg:y="11.508cm">
          <draw:text-box>
            <text:p text:style-name="P2"><text:span text:style-name="T1">V1</text:span></text:p>
          </draw:text-box>
        </draw:frame>
        <draw:frame draw:style-name="gr3" draw:text-style-name="P3" draw:layer="layout" svg:width="1.023cm" svg:height="0.725cm" svg:x="8.165cm" svg:y="9.928cm">
          <draw:text-box>
            <text:p text:style-name="P2"><text:span text:style-name="T1">V3</text:span></text:p>
          </draw:text-box>
        </draw:frame>
        <draw:frame draw:style-name="gr3" draw:text-style-name="P3" draw:layer="layout" svg:width="1.023cm" svg:height="0.725cm" svg:x="8.144cm" svg:y="11.553cm">
          <draw:text-box>
            <text:p text:style-name="P2"><text:span text:style-name="T1">V2</text:span></text:p>
          </draw:text-box>
        </draw:frame>
        <draw:g>
          <draw:g>
            <draw:custom-shape draw:style-name="gr4" draw:text-style-name="P4" draw:layer="layout" svg:width="6.001cm" svg:height="1cm" draw:transform="rotate (-1.5707963267949) translate (18.462cm 9.07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17.962cm" svg:y1="9.075cm" svg:x2="17.962cm" svg:y2="15.076cm">
              <text:p/>
            </draw:line>
          </draw:g>
          <draw:custom-shape draw:style-name="gr6" draw:text-style-name="P5" draw:layer="layout" svg:width="0.25cm" svg:height="0.25cm" draw:transform="rotate (-1.5707963267949) translate (18.102cm 14.94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25cm" svg:height="0.25cm" draw:transform="rotate (-1.5707963267949) translate (18.101cm 8.94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3" draw:layer="layout" svg:width="1.213cm" svg:height="0.725cm" svg:x="17.387cm" svg:y="15.1cm">
          <draw:text-box>
            <text:p><text:span text:style-name="T1">end</text:span></text:p>
          </draw:text-box>
        </draw:frame>
        <draw:frame draw:style-name="gr3" draw:text-style-name="P3" draw:layer="layout" svg:width="1.023cm" svg:height="0.725cm" svg:x="18.356cm" svg:y="8.748cm">
          <draw:text-box>
            <text:p text:style-name="P2"><text:span text:style-name="T1">V0</text:span></text:p>
          </draw:text-box>
        </draw:frame>
        <draw:frame draw:style-name="gr3" draw:text-style-name="P3" draw:layer="layout" svg:width="1.023cm" svg:height="0.725cm" svg:x="16.606cm" svg:y="8.722cm">
          <draw:text-box>
            <text:p text:style-name="P2"><text:span text:style-name="T1">V1</text:span></text:p>
          </draw:text-box>
        </draw:frame>
        <draw:frame draw:style-name="gr3" draw:text-style-name="P3" draw:layer="layout" svg:width="1.023cm" svg:height="0.725cm" svg:x="18.344cm" svg:y="14.676cm">
          <draw:text-box>
            <text:p text:style-name="P2"><text:span text:style-name="T1">V3</text:span></text:p>
          </draw:text-box>
        </draw:frame>
        <draw:frame draw:style-name="gr3" draw:text-style-name="P3" draw:layer="layout" svg:width="1.023cm" svg:height="0.725cm" svg:x="16.56cm" svg:y="14.71cm">
          <draw:text-box>
            <text:p text:style-name="P2"><text:span text:style-name="T1">V2</text:span></text:p>
          </draw:text-box>
        </draw:frame>
        <draw:g>
          <draw:g>
            <draw:custom-shape draw:style-name="gr4" draw:text-style-name="P4" draw:layer="layout" svg:width="6.001cm" svg:height="1cm" draw:transform="rotate (-0.261799387799149) translate (2.77cm 14.2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2.641cm" svg:y1="14.724cm" svg:x2="8.437cm" svg:y2="16.277cm">
              <text:p/>
            </draw:line>
          </draw:g>
          <draw:custom-shape draw:style-name="gr6" draw:text-style-name="P5" draw:layer="layout" svg:width="0.25cm" svg:height="0.25cm" draw:transform="rotate (-0.261799387799149) translate (8.35cm 16.1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25cm" svg:height="0.25cm" draw:transform="rotate (-0.261799387799149) translate (2.554cm 14.55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3" draw:layer="layout" svg:width="1.213cm" svg:height="0.725cm" svg:x="8.378cm" svg:y="15.934cm">
          <draw:text-box>
            <text:p><text:span text:style-name="T1">end</text:span></text:p>
          </draw:text-box>
        </draw:frame>
        <draw:frame draw:style-name="gr3" draw:text-style-name="P3" draw:layer="layout" svg:width="1.023cm" svg:height="0.725cm" svg:x="2.379cm" svg:y="13.5cm">
          <draw:text-box>
            <text:p text:style-name="P2"><text:span text:style-name="T1">V0</text:span></text:p>
          </draw:text-box>
        </draw:frame>
        <draw:frame draw:style-name="gr3" draw:text-style-name="P3" draw:layer="layout" svg:width="1.023cm" svg:height="0.725cm" svg:x="1.801cm" svg:y="15.225cm">
          <draw:text-box>
            <text:p text:style-name="P2"><text:span text:style-name="T1">V1</text:span></text:p>
          </draw:text-box>
        </draw:frame>
        <draw:frame draw:style-name="gr3" draw:text-style-name="P3" draw:layer="layout" svg:width="1.023cm" svg:height="0.725cm" svg:x="8.356cm" svg:y="15.1cm">
          <draw:text-box>
            <text:p text:style-name="P2"><text:span text:style-name="T1">V3</text:span></text:p>
          </draw:text-box>
        </draw:frame>
        <draw:frame draw:style-name="gr3" draw:text-style-name="P3" draw:layer="layout" svg:width="1.023cm" svg:height="0.725cm" svg:x="7.856cm" svg:y="16.875cm">
          <draw:text-box>
            <text:p text:style-name="P2"><text:span text:style-name="T1">V2</text:span></text:p>
          </draw:text-box>
        </draw:frame>
        <draw:frame draw:style-name="gr3" draw:text-style-name="P3" draw:layer="layout" svg:width="1.328cm" svg:height="0.725cm" svg:x="17.35cm" svg:y="8.35cm">
          <draw:text-box>
            <text:p text:style-name="P2"><text:span text:style-name="T1">start</text:span></text:p>
          </draw:text-box>
        </draw:frame>
        <draw:frame draw:style-name="gr3" draw:text-style-name="P3" draw:layer="layout" svg:width="1.328cm" svg:height="0.725cm" svg:x="1.363cm" svg:y="14.294cm">
          <draw:text-box>
            <text:p text:style-name="P2"><text:span text:style-name="T1">start</text:span></text:p>
          </draw:text-box>
        </draw:frame>
        <draw:line draw:style-name="gr1" draw:text-style-name="P1" draw:layer="layout" svg:x1="16.701cm" svg:y1="8.4cm" svg:x2="19.364cm" svg:y2="8.4cm">
          <text:p/>
        </draw:line>
        <draw:line draw:style-name="gr2" draw:text-style-name="P1" draw:layer="layout" svg:x1="16.701cm" svg:y1="8.4cm" svg:x2="16.701cm" svg:y2="11.327cm">
          <text:p/>
        </draw:line>
        <draw:line draw:style-name="gr1" draw:text-style-name="P1" draw:layer="layout" svg:x1="1.527cm" svg:y1="9.625cm" svg:x2="4.19cm" svg:y2="9.625cm">
          <text:p/>
        </draw:line>
        <draw:line draw:style-name="gr2" draw:text-style-name="P1" draw:layer="layout" svg:x1="1.527cm" svg:y1="9.625cm" svg:x2="1.527cm" svg:y2="12.435cm">
          <text:p/>
        </draw:line>
        <draw:line draw:style-name="gr1" draw:text-style-name="P1" draw:layer="layout" svg:x1="1.353cm" svg:y1="13.35cm" svg:x2="4.016cm" svg:y2="13.35cm">
          <text:p/>
        </draw:line>
        <draw:line draw:style-name="gr2" draw:text-style-name="P1" draw:layer="layout" svg:x1="1.353cm" svg:y1="13.35cm" svg:x2="1.353cm" svg:y2="16.16cm">
          <text:p/>
        </draw:line>
        <draw:frame draw:style-name="gr3" draw:text-style-name="P3" draw:layer="layout" svg:width="0.786cm" svg:height="0.725cm" svg:x="19.214cm" svg:y="8.025cm">
          <draw:text-box>
            <text:p text:style-name="P2"><text:span text:style-name="T1">X</text:span></text:p>
          </draw:text-box>
        </draw:frame>
        <draw:frame draw:style-name="gr3" draw:text-style-name="P3" draw:layer="layout" svg:width="0.786cm" svg:height="0.725cm" svg:x="4cm" svg:y="9.275cm">
          <draw:text-box>
            <text:p text:style-name="P2"><text:span text:style-name="T1">X</text:span></text:p>
          </draw:text-box>
        </draw:frame>
        <draw:frame draw:style-name="gr3" draw:text-style-name="P3" draw:layer="layout" svg:width="0.786cm" svg:height="0.725cm" svg:x="4cm" svg:y="13.025cm">
          <draw:text-box>
            <text:p text:style-name="P2"><text:span text:style-name="T1">X</text:span></text:p>
          </draw:text-box>
        </draw:frame>
        <draw:frame draw:style-name="gr3" draw:text-style-name="P3" draw:layer="layout" svg:width="0.786cm" svg:height="0.725cm" svg:x="16.301cm" svg:y="11.309cm">
          <draw:text-box>
            <text:p text:style-name="P2"><text:span text:style-name="T1">Y</text:span></text:p>
          </draw:text-box>
        </draw:frame>
        <draw:frame draw:style-name="gr3" draw:text-style-name="P3" draw:layer="layout" svg:width="0.786cm" svg:height="0.725cm" svg:x="1.119cm" svg:y="12.309cm">
          <draw:text-box>
            <text:p text:style-name="P2"><text:span text:style-name="T1">Y</text:span></text:p>
          </draw:text-box>
        </draw:frame>
        <draw:frame draw:style-name="gr3" draw:text-style-name="P3" draw:layer="layout" svg:width="0.786cm" svg:height="0.725cm" svg:x="0.964cm" svg:y="16.05cm">
          <draw:text-box>
            <text:p text:style-name="P2"><text:span text:style-name="T1">Y</text:span></text:p>
          </draw:text-box>
        </draw:frame>
        <draw:custom-shape draw:style-name="gr9" draw:text-style-name="P1" draw:layer="layout" svg:width="1cm" svg:height="1cm" svg:x="2.15cm" svg:y="14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cm" svg:height="1cm" svg:x="7.94cm" svg:y="15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25cm" svg:y1="19.591cm" svg:x2="5.913cm" svg:y2="19.591cm">
          <text:p/>
        </draw:line>
        <draw:line draw:style-name="gr2" draw:text-style-name="P1" draw:layer="layout" svg:x1="3.25cm" svg:y1="19.591cm" svg:x2="3.25cm" svg:y2="22.401cm">
          <text:p/>
        </draw:line>
        <draw:frame draw:style-name="gr3" draw:text-style-name="P3" draw:layer="layout" svg:width="0.786cm" svg:height="0.725cm" svg:x="5.723cm" svg:y="19.241cm">
          <draw:text-box>
            <text:p text:style-name="P2"><text:span text:style-name="T1">X</text:span></text:p>
          </draw:text-box>
        </draw:frame>
        <draw:frame draw:style-name="gr3" draw:text-style-name="P3" draw:layer="layout" svg:width="0.786cm" svg:height="0.725cm" svg:x="2.864cm" svg:y="22.325cm">
          <draw:text-box>
            <text:p text:style-name="P2"><text:span text:style-name="T1">Y</text:span></text:p>
          </draw:text-box>
        </draw:frame>
        <draw:line draw:style-name="gr10" draw:text-style-name="P1" draw:layer="layout" svg:x1="4.809cm" svg:y1="20.983cm" svg:x2="10.605cm" svg:y2="22.536cm">
          <text:p/>
        </draw:line>
        <draw:custom-shape draw:style-name="gr6" draw:text-style-name="P5" draw:layer="layout" svg:width="0.25cm" svg:height="0.25cm" draw:transform="rotate (-0.261799387799149) translate (10.518cm 22.3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5cm" svg:height="0.25cm" draw:transform="rotate (-0.261799387799149) translate (4.722cm 20.8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213cm" svg:height="0.725cm" svg:x="10.509cm" svg:y="22.775cm">
          <draw:text-box>
            <text:p><text:span text:style-name="T1">end</text:span></text:p>
          </draw:text-box>
        </draw:frame>
        <draw:frame draw:style-name="gr3" draw:text-style-name="P3" draw:layer="layout" svg:width="1.328cm" svg:height="0.725cm" svg:x="3.509cm" svg:y="20.25cm">
          <draw:text-box>
            <text:p text:style-name="P2"><text:span text:style-name="T1">start</text:span></text:p>
          </draw:text-box>
        </draw:frame>
        <draw:line draw:style-name="gr5" draw:text-style-name="P1" draw:layer="layout" svg:x1="10.606cm" svg:y1="22.537cm" svg:x2="10.606cm" svg:y2="20.983cm">
          <text:p/>
        </draw:line>
        <draw:line draw:style-name="gr5" draw:text-style-name="P1" draw:layer="layout" svg:x1="4.809cm" svg:y1="20.983cm" svg:x2="10.606cm" svg:y2="20.983cm">
          <text:p/>
        </draw:line>
        <draw:path draw:style-name="gr11" draw:text-style-name="P1" draw:layer="layout" svg:width="0.607cm" svg:height="0.707cm" draw:transform="skewX (-0.125489173218392) rotate (-0.931482221789375) translate (8.66537527026651cm 20.9829992627363cm)" svg:viewBox="0 0 608 708" svg:d="M0 0c720-1 601 708 601 708">
          <text:p/>
        </draw:path>
        <draw:custom-shape draw:style-name="gr12" draw:text-style-name="P1" draw:layer="layout" svg:width="0.359cm" svg:height="1.546cm" draw:transform="rotate (-3.14159265358979) translate (11.159cm 22.541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946.606334841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3.25cm" svg:height="0.75cm" svg:x="11.1cm" svg:y="21.36cm">
          <draw:text-box>
            <text:p><text:span text:style-name="T1">end.y - start.y</text:span></text:p>
          </draw:text-box>
        </draw:frame>
        <draw:frame draw:style-name="gr14" draw:text-style-name="P3" draw:layer="layout" svg:width="4.078cm" svg:height="0.725cm" svg:x="6.222cm" svg:y="19.65cm">
          <draw:text-box>
            <text:p text:style-name="P2"><text:span text:style-name="T1">end.x - start.x</text:span></text:p>
          </draw:text-box>
        </draw:frame>
        <draw:custom-shape draw:style-name="gr15" draw:text-style-name="P1" draw:layer="layout" svg:width="0.5cm" svg:height="5.766cm" draw:transform="rotate (-1.5707963267949) translate (10.603cm 20.25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1" draw:layer="layout" svg:width="0.741cm" svg:height="6.001cm" draw:transform="rotate (1.30899693899575) translate (4.579cm 21.96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1.069cm" svg:height="0.725cm" svg:x="6.95cm" svg:y="22.775cm">
          <draw:text-box>
            <text:p text:style-name="P2"><text:span text:style-name="T1">le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5" draw:display-name="Стили стрелок 5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6T19:20:46.511000000</meta:creation-date>
    <meta:generator>LibreOffice/7.2.1.2$Windows_X86_64 LibreOffice_project/87b77fad49947c1441b67c559c339af8f3517e22</meta:generator>
    <dc:date>2021-09-26T22:21:18.171000000</dc:date>
    <meta:editing-duration>PT1H51M5S</meta:editing-duration>
    <meta:editing-cycles>14</meta:editing-cycles>
    <meta:document-statistic meta:object-count="95"/>
  </office:meta>
</office:document-meta>
</file>